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stableRuntimeException.getThrowabl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RuntimeException.printPartialStackTrace( Print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RuntimeException.getMessag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stableRuntimeException.indexOfThrowabl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RuntimeException.get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RuntimeException.printStackTrace( Print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Runtime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RuntimeException.NestableRuntim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stableRuntimeException.NestableRuntim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RuntimeException.getThrowabl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RuntimeException.NestableRuntime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stableRuntimeException.NestableRuntim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RuntimeException.getMess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stableRuntimeException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RuntimeException.getThrow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RuntimeException.printStackTrace( Prin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RuntimeException.indexOfThrowable( Class type , int from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